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 /usr/bin/env python</text:p>
      <text:p text:style-name="Standard"># <text:s/>-*- coding: utf-8 -*-</text:p>
      <text:p text:style-name="Standard">#</text:p>
      <text:p text:style-name="Standard"># GUI module generated by PAGE version 4.25.1</text:p>
      <text:p text:style-name="Standard"># <text:s/>in conjunction with Tcl version 8.6</text:p>
      <text:p text:style-name="Standard"># <text:s text:c="3"/>May 23, 2020 10:16:09 PM IST <text:s/>platform: Linux</text:p>
      <text:p text:style-name="Standard"/>
      <text:p text:style-name="Standard">import sys</text:p>
      <text:p text:style-name="Standard"/>
      <text:p text:style-name="Standard">try:</text:p>
      <text:p text:style-name="Standard"><text:s text:c="4"/>import Tkinter as tk</text:p>
      <text:p text:style-name="Standard">except ImportError:</text:p>
      <text:p text:style-name="Standard"><text:s text:c="4"/>import tkinter as tk</text:p>
      <text:p text:style-name="Standard"/>
      <text:p text:style-name="Standard">try:</text:p>
      <text:p text:style-name="Standard"><text:s text:c="4"/>import ttk</text:p>
      <text:p text:style-name="Standard"><text:s text:c="4"/>py3 = False</text:p>
      <text:p text:style-name="Standard">except ImportError:</text:p>
      <text:p text:style-name="Standard"><text:s text:c="4"/>import tkinter.ttk as ttk</text:p>
      <text:p text:style-name="Standard"><text:s text:c="4"/>py3 = True</text:p>
      <text:p text:style-name="Standard"/>
      <text:p text:style-name="Standard">import login_support</text:p>
      <text:p text:style-name="Standard">import os.path</text:p>
      <text:p text:style-name="Standard">from tkinter import messagebox as mb</text:p>
      <text:p text:style-name="Standard">def vp_start_gui():</text:p>
      <text:p text:style-name="Standard"><text:s text:c="4"/>'''Starting point when module is the main routine.'''</text:p>
      <text:p text:style-name="Standard"><text:s text:c="4"/>global val, w, root</text:p>
      <text:p text:style-name="Standard"><text:s text:c="4"/>global prog_location</text:p>
      <text:p text:style-name="Standard"><text:s text:c="4"/>prog_call = sys.argv[0]</text:p>
      <text:p text:style-name="Standard"><text:s text:c="4"/>prog_location = os.path.split(prog_call)[0]</text:p>
      <text:p text:style-name="Standard"><text:s text:c="4"/>root = tk.Tk()</text:p>
      <text:p text:style-name="Standard"><text:s text:c="4"/>login_support.set_Tk_var()</text:p>
      <text:p text:style-name="Standard"><text:s text:c="4"/>top = Toplevel1 (root)</text:p>
      <text:p text:style-name="Standard"><text:s text:c="4"/>login_support.init(root, top)</text:p>
      <text:p text:style-name="Standard"><text:s text:c="4"/>root.mainloop()</text:p>
      <text:p text:style-name="Standard"/>
      <text:p text:style-name="Standard">w = None</text:p>
      <text:p text:style-name="Standard">def create_Toplevel1(root, *args, **kwargs):</text:p>
      <text:p text:style-name="Standard"><text:s text:c="4"/>'''Starting point when module is imported by another program.'''</text:p>
      <text:p text:style-name="Standard"><text:s text:c="4"/>global w, w_win, rt</text:p>
      <text:p text:style-name="Standard"><text:s text:c="4"/>global prog_location</text:p>
      <text:p text:style-name="Standard"><text:s text:c="4"/>prog_call = sys.argv[0]</text:p>
      <text:p text:style-name="Standard"><text:s text:c="4"/>prog_location = os.path.split(prog_call)[0]</text:p>
      <text:p text:style-name="Standard"><text:s text:c="4"/>rt = root</text:p>
      <text:p text:style-name="Standard"><text:s text:c="4"/>w = tk.Toplevel (root)</text:p>
      <text:p text:style-name="Standard"><text:s text:c="4"/>login_support.set_Tk_var()</text:p>
      <text:p text:style-name="Standard"><text:s text:c="4"/>top = Toplevel1 (w)</text:p>
      <text:p text:style-name="Standard"><text:s text:c="4"/>login_support.init(w, top, *args, **kwargs)</text:p>
      <text:p text:style-name="Standard"><text:s text:c="4"/>return (w, top)</text:p>
      <text:p text:style-name="Standard"/>
      <text:p text:style-name="Standard">def destroy_Toplevel1():</text:p>
      <text:p text:style-name="Standard"><text:s text:c="4"/>global w</text:p>
      <text:p text:style-name="Standard"><text:soft-page-break/><text:s text:c="4"/>w.destroy()</text:p>
      <text:p text:style-name="Standard"><text:s text:c="4"/>w = None</text:p>
      <text:p text:style-name="Standard"/>
      <text:p text:style-name="Standard"/>
      <text:p text:style-name="Standard">def next(self):</text:p>
      <text:p text:style-name="Standard"><text:s text:c="4"/>userid="admin"</text:p>
      <text:p text:style-name="Standard"><text:s text:c="4"/>password="admin"</text:p>
      <text:p text:style-name="Standard"><text:s text:c="4"/>userid1="user"</text:p>
      <text:p text:style-name="Standard"><text:s text:c="4"/>password1="user"</text:p>
      <text:p text:style-name="Standard"/>
      <text:p text:style-name="Standard"><text:s/></text:p>
      <text:p text:style-name="Standard"><text:s text:c="4"/>if self.var.get()==1:</text:p>
      <text:p text:style-name="Standard"><text:s text:c="8"/>if self.TEntry1.get()==userid and self.TEntry2.get()==password:</text:p>
      <text:p text:style-name="Standard"><text:s text:c="12"/>import miniproject</text:p>
      <text:p text:style-name="Standard"><text:s text:c="12"/>root.destroy()</text:p>
      <text:p text:style-name="Standard"><text:s text:c="12"/>miniproject.vp_start_gui()</text:p>
      <text:p text:style-name="Standard"><text:s text:c="8"/>elif self.TEntry1.get()==userid1 and self.TEntry2.get()==password1:</text:p>
      <text:p text:style-name="Standard"><text:s text:c="12"/>import customer1</text:p>
      <text:p text:style-name="Standard"><text:s text:c="12"/>root.destroy()</text:p>
      <text:p text:style-name="Standard"><text:s text:c="12"/>customer1.vp_start_gui()</text:p>
      <text:p text:style-name="Standard"><text:s text:c="8"/>else:</text:p>
      <text:p text:style-name="Standard"><text:s text:c="12"/></text:p>
      <text:p text:style-name="Standard"><text:s text:c="12"/>mb.showinfo(title="Login error :( " , message=" User name or password incorrect")</text:p>
      <text:p text:style-name="Standard"><text:s text:c="4"/>else: <text:s text:c="7"/></text:p>
      <text:p text:style-name="Standard"><text:s text:c="8"/>mb.showinfo(title="Login error :( " , message=" not a human??")</text:p>
      <text:p text:style-name="Standard"/>
      <text:p text:style-name="Standard">class Toplevel1:</text:p>
      <text:p text:style-name="Standard"><text:s text:c="4"/>def __init__(self, top=None):</text:p>
      <text:p text:style-name="Standard"><text:s text:c="8"/>'''This class configures and populates the toplevel window.</text:p>
      <text:p text:style-name="Standard"><text:s text:c="11"/>top is the toplevel containing window.'''</text:p>
      <text:p text:style-name="Standard"><text:s text:c="8"/>_bgcolor = '#d9d9d9' <text:s/># X11 color: 'gray85'</text:p>
      <text:p text:style-name="Standard"><text:s text:c="8"/>_fgcolor = '#000000' <text:s/># X11 color: 'black'</text:p>
      <text:p text:style-name="Standard"><text:s text:c="8"/>_compcolor = '#d9d9d9' # X11 color: 'gray85'</text:p>
      <text:p text:style-name="Standard"><text:s text:c="8"/>_ana1color = '#d9d9d9' # X11 color: 'gray85'</text:p>
      <text:p text:style-name="Standard"><text:s text:c="8"/>_ana2color = '#ececec' # Closest X11 color: 'gray92'</text:p>
      <text:p text:style-name="Standard"><text:s text:c="8"/>font13 = "-family {Century Schoolbook L} -size 17 -weight " <text:s/>\</text:p>
      <text:p text:style-name="Standard"><text:s text:c="12"/>"normal -slant roman -underline 0 -overstrike 0"</text:p>
      <text:p text:style-name="Standard"><text:s text:c="8"/>font17 = "-family {Century Schoolbook L} -size 12 -weight " <text:s/>\</text:p>
      <text:p text:style-name="Standard"><text:s text:c="12"/>"normal -slant roman -underline 0 -overstrike 0"</text:p>
      <text:p text:style-name="Standard"><text:s text:c="8"/>font19 = "-family {Century Schoolbook L} -size 15 -weight " <text:s/>\</text:p>
      <text:p text:style-name="Standard"><text:s text:c="12"/>"normal -slant roman -underline 1 -overstrike 0"</text:p>
      <text:p text:style-name="Standard"><text:s text:c="8"/>font20 = "-family {Century Schoolbook L} -size 20 -weight bold" <text:s/>\</text:p>
      <text:p text:style-name="Standard"><text:s text:c="12"/>" -slant roman -underline 0 -overstrike 0"</text:p>
      <text:p text:style-name="Standard"><text:s text:c="8"/>self.style = ttk.Style()</text:p>
      <text:p text:style-name="Standard"><text:s text:c="8"/>if sys.platform == "win32":</text:p>
      <text:p text:style-name="Standard"><text:s text:c="12"/>self.style.theme_use('winnative')</text:p>
      <text:p text:style-name="Standard"><text:s text:c="8"/>self.style.configure('.',background=_bgcolor)</text:p>
      <text:p text:style-name="Standard"><text:s text:c="8"/>self.style.configure('.',foreground=_fgcolor)</text:p>
      <text:p text:style-name="Standard"><text:s text:c="8"/>self.style.configure('.',font="TkDefaultFont")</text:p>
      <text:p text:style-name="Standard"><text:s text:c="8"/>self.style.map('.',background=</text:p>
      <text:p text:style-name="Standard"><text:s text:c="12"/>[('selected', _compcolor), ('active',_ana2color)])</text:p>
      <text:p text:style-name="Standard"/>
      <text:p text:style-name="Standard"><text:soft-page-break/><text:s text:c="8"/>top.geometry("504x383+409+173")</text:p>
      <text:p text:style-name="Standard"><text:s text:c="8"/>top.title("Login Panel")</text:p>
      <text:p text:style-name="Standard"><text:s text:c="8"/>top.configure(background="#898882")</text:p>
      <text:p text:style-name="Standard"/>
      <text:p text:style-name="Standard"><text:s text:c="8"/>self.Label1 = tk.Label(top)</text:p>
      <text:p text:style-name="Standard"><text:s text:c="8"/>self.Label1.place(relx=0.0, rely=-0.209, height=531, width=199)</text:p>
      <text:p text:style-name="Standard"><text:s text:c="8"/>photo_location = os.path.join(prog_location,"./Documents/mini_project/logbook2.png")</text:p>
      <text:p text:style-name="Standard"><text:s text:c="8"/>global _img0</text:p>
      <text:p text:style-name="Standard"><text:s text:c="8"/>_img0 = tk.PhotoImage(file=photo_location)</text:p>
      <text:p text:style-name="Standard"><text:s text:c="8"/>self.Label1.configure(image=_img0)</text:p>
      <text:p text:style-name="Standard"><text:s text:c="8"/>self.Label1.configure(text='''Label''')</text:p>
      <text:p text:style-name="Standard"/>
      <text:p text:style-name="Standard"><text:s text:c="8"/>self.Label4 = tk.Label(top)</text:p>
      <text:p text:style-name="Standard"><text:s text:c="8"/>self.Label4.place(relx=-0.02, rely=0.0, height=41, width=519)</text:p>
      <text:p text:style-name="Standard"><text:s text:c="8"/>self.Label4.configure(background="#898882")</text:p>
      <text:p text:style-name="Standard"><text:s text:c="8"/>self.Label4.configure(font=font20)</text:p>
      <text:p text:style-name="Standard"><text:s text:c="8"/>self.Label4.configure(text='''Wondering what to read next''')</text:p>
      <text:p text:style-name="Standard"/>
      <text:p text:style-name="Standard"><text:s text:c="8"/>self.Label5 = tk.Label(top)</text:p>
      <text:p text:style-name="Standard"><text:s text:c="8"/>self.Label5.place(relx=-0.02, rely=0.104, height=41, width=519)</text:p>
      <text:p text:style-name="Standard"><text:s text:c="8"/>self.Label5.configure(background="#898882")</text:p>
      <text:p text:style-name="Standard"><text:s text:c="8"/>self.Label5.configure(font=font13)</text:p>
      <text:p text:style-name="Standard"><text:s text:c="8"/>self.Label5.configure(text='''Just sign in to Book Club''')</text:p>
      <text:p text:style-name="Standard"/>
      <text:p text:style-name="Standard"><text:s text:c="8"/>self.Frame1 = tk.Frame(top)</text:p>
      <text:p text:style-name="Standard"><text:s text:c="8"/>self.Frame1.place(relx=0.456, rely=0.235, relheight=0.718</text:p>
      <text:p text:style-name="Standard"><text:s text:c="16"/>, relwidth=0.506)</text:p>
      <text:p text:style-name="Standard"><text:s text:c="8"/>self.Frame1.configure(relief='groove')</text:p>
      <text:p text:style-name="Standard"><text:s text:c="8"/>self.Frame1.configure(borderwidth="4")</text:p>
      <text:p text:style-name="Standard"><text:s text:c="8"/>self.Frame1.configure(relief="groove")</text:p>
      <text:p text:style-name="Standard"><text:s text:c="8"/>self.Frame1.configure(background="#c1c0b7")</text:p>
      <text:p text:style-name="Standard"/>
      <text:p text:style-name="Standard"><text:s text:c="8"/>self.Label2 = tk.Label(self.Frame1)</text:p>
      <text:p text:style-name="Standard"><text:s text:c="8"/>self.Label2.place(relx=0.118, rely=0.073, height=31, width=199)</text:p>
      <text:p text:style-name="Standard"><text:s text:c="8"/>self.Label2.configure(background="#c1c0b7")</text:p>
      <text:p text:style-name="Standard"><text:s text:c="8"/>self.Label2.configure(font=font19)</text:p>
      <text:p text:style-name="Standard"><text:s text:c="8"/>self.Label2.configure(text='''Login to Continue''')</text:p>
      <text:p text:style-name="Standard"/>
      <text:p text:style-name="Standard"><text:s text:c="8"/>self.Label3 = tk.Label(self.Frame1)</text:p>
      <text:p text:style-name="Standard"><text:s text:c="8"/>self.Label3.place(relx=0.078, rely=0.327, height=21, width=59)</text:p>
      <text:p text:style-name="Standard"><text:s text:c="8"/>self.Label3.configure(background="#c1c0b7")</text:p>
      <text:p text:style-name="Standard"><text:s text:c="8"/>self.Label3.configure(font=font17)</text:p>
      <text:p text:style-name="Standard"><text:s text:c="8"/>self.Label3.configure(text='''User''')</text:p>
      <text:p text:style-name="Standard"/>
      <text:p text:style-name="Standard"><text:s text:c="8"/>self.Label6 = tk.Label(self.Frame1)</text:p>
      <text:p text:style-name="Standard"><text:s text:c="8"/>self.Label6.place(relx=0.078, rely=0.473, height=25, width=74)</text:p>
      <text:p text:style-name="Standard"><text:s text:c="8"/>self.Label6.configure(background="#c1c0b7")</text:p>
      <text:p text:style-name="Standard"><text:s text:c="8"/>self.Label6.configure(font=font17)</text:p>
      <text:p text:style-name="Standard"><text:s text:c="8"/>self.Label6.configure(text='''Password''')</text:p>
      <text:p text:style-name="Standard"/>
      <text:p text:style-name="Standard"><text:s text:c="8"/>self.TEntry1 = ttk.Entry(self.Frame1)</text:p>
      <text:p text:style-name="Standard"><text:s text:c="8"/>self.TEntry1.place(relx=0.392, rely=0.327, relheight=0.076</text:p>
      <text:p text:style-name="Standard"><text:soft-page-break/><text:s text:c="16"/>, relwidth=0.525)</text:p>
      <text:p text:style-name="Standard"><text:s text:c="8"/>self.TEntry1.configure(takefocus="")</text:p>
      <text:p text:style-name="Standard"><text:s text:c="8"/>self.TEntry1.configure(cursor="xterm")</text:p>
      <text:p text:style-name="Standard"/>
      <text:p text:style-name="Standard"><text:s text:c="8"/>self.TEntry2 = ttk.Entry(self.Frame1)</text:p>
      <text:p text:style-name="Standard"><text:s text:c="8"/>self.TEntry2.place(relx=0.392, rely=0.473, relheight=0.076</text:p>
      <text:p text:style-name="Standard"><text:s text:c="16"/>, relwidth=0.525)</text:p>
      <text:p text:style-name="Standard"><text:s text:c="8"/>self.TEntry2.configure(takefocus="")</text:p>
      <text:p text:style-name="Standard"><text:s text:c="8"/>self.TEntry2.configure(cursor="xterm",show="*")</text:p>
      <text:p text:style-name="Standard"/>
      <text:p text:style-name="Standard"><text:s text:c="8"/>self.style.map('TCheckbutton',background=</text:p>
      <text:p text:style-name="Standard"><text:s text:c="12"/>[('selected', _bgcolor), ('active', _ana2color)])</text:p>
      <text:p text:style-name="Standard"><text:s text:c="8"/>self.TCheckbutton1 = ttk.Checkbutton(self.Frame1)</text:p>
      <text:p text:style-name="Standard"><text:s text:c="8"/>self.TCheckbutton1.place(relx=0.275, rely=0.618, relwidth=0.447</text:p>
      <text:p text:style-name="Standard"><text:s text:c="16"/>, relheight=0.0, height=21)</text:p>
      <text:p text:style-name="Standard"><text:s text:c="8"/>self.TCheckbutton1.configure(variable=login_support.tch67)</text:p>
      <text:p text:style-name="Standard"><text:s text:c="8"/>self.TCheckbutton1.configure(takefocus="")</text:p>
      <text:p text:style-name="Standard"><text:s text:c="8"/>self.TCheckbutton1.configure(text='''not a robort''')</text:p>
      <text:p text:style-name="Standard"><text:s text:c="8"/>self.var=tk.IntVar()</text:p>
      <text:p text:style-name="Standard"><text:s text:c="8"/>self.TCheckbutton1.configure(variable= self.var)</text:p>
      <text:p text:style-name="Standard"/>
      <text:p text:style-name="Standard"><text:s text:c="8"/>self.Button1 = tk.Button(self.Frame1)</text:p>
      <text:p text:style-name="Standard"><text:s text:c="8"/>self.Button1.place(relx=0.314, rely=0.8, height=31, width=91)</text:p>
      <text:p text:style-name="Standard"><text:s text:c="8"/>self.Button1.configure(background="#72a5d8")</text:p>
      <text:p text:style-name="Standard"><text:s text:c="8"/>self.Button1.configure(borderwidth="5")</text:p>
      <text:p text:style-name="Standard"><text:s text:c="8"/>self.Button1.configure(text='''GO!!!''')</text:p>
      <text:p text:style-name="Standard"><text:s text:c="7"/></text:p>
      <text:p text:style-name="Standard"><text:s text:c="8"/>self.Button1.configure(command = lambda : next(self))</text:p>
      <text:p text:style-name="Standard"/>
      <text:p text:style-name="Standard">if __name__ == '__main__':</text:p>
      <text:p text:style-name="Standard"><text:s text:c="4"/>vp_start_gui(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0:06:32.128158935</meta:creation-date>
    <dc:date>2020-06-01T20:06:50.705829954</dc:date>
    <meta:editing-duration>PT21S</meta:editing-duration>
    <meta:editing-cycles>1</meta:editing-cycles>
    <meta:document-statistic meta:table-count="0" meta:image-count="0" meta:object-count="0" meta:page-count="4" meta:paragraph-count="164" meta:word-count="503" meta:character-count="6678" meta:non-whitespace-character-count="5237"/>
    <meta:generator>LibreOffice/6.0.7.3$Linux_X86_64 LibreOffice_project/00m0$Build-3</meta:generator>
  </office:meta>
</office:document-meta>
</file>